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Roman No9 L" svg:font-family="'Nimbus Roman No9 L'" style:font-family-generic="roman" style:font-pitch="variable"/>
  </office:font-face-decls>
  <office:automatic-styles>
    <style:style style:name="Таблица1" style:family="table">
      <style:table-properties style:width="13.827cm" table:align="margins"/>
    </style:style>
    <style:style style:name="Таблица1.A" style:family="table-column">
      <style:table-column-properties style:column-width="7.791cm" style:rel-column-width="36927*"/>
    </style:style>
    <style:style style:name="Таблица1.B" style:family="table-column">
      <style:table-column-properties style:column-width="3.043cm" style:rel-column-width="14421*"/>
    </style:style>
    <style:style style:name="Таблица1.C" style:family="table-column">
      <style:table-column-properties style:column-width="2.993cm" style:rel-column-width="14187*"/>
    </style:style>
    <style:style style:name="Таблица1.A1" style:family="table-cell">
      <style:table-cell-properties fo:padding="0.097cm" fo:border="none"/>
    </style:style>
    <style:style style:name="Таблица1.C1" style:family="table-cell">
      <style:table-cell-properties fo:padding="0.097cm" fo:border="0.002cm solid #000000"/>
    </style:style>
    <style:style style:name="Таблица1.B2.2.1" style:family="table-cell">
      <style:table-cell-properties fo:padding="0.097cm" fo:border="0.035cm solid #000000"/>
    </style:style>
    <style:style style:name="Таблица1.B2.2.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" style:family="table">
      <style:table-properties style:width="13.827cm" table:align="margins"/>
    </style:style>
    <style:style style:name="Таблица2.A" style:family="table-column">
      <style:table-column-properties style:column-width="9.126cm" style:rel-column-width="43255*"/>
    </style:style>
    <style:style style:name="Таблица2.B" style:family="table-column">
      <style:table-column-properties style:column-width="2.311cm" style:rel-column-width="10954*"/>
    </style:style>
    <style:style style:name="Таблица2.C" style:family="table-column">
      <style:table-column-properties style:column-width="2.39cm" style:rel-column-width="11326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style:vertical-align="bottom" fo:padding="0.097cm" fo:border="none"/>
    </style:style>
    <style:style style:name="Таблица2.B2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2.C2" style:family="table-cell">
      <style:table-cell-properties fo:padding="0.097cm" fo:border="0.035cm solid #000000"/>
    </style:style>
    <style:style style:name="Таблица3" style:family="table">
      <style:table-properties style:width="13.827cm" table:align="margins"/>
    </style:style>
    <style:style style:name="Таблица3.A" style:family="table-column">
      <style:table-column-properties style:column-width="2.143cm" style:rel-column-width="10160*"/>
    </style:style>
    <style:style style:name="Таблица3.B" style:family="table-column">
      <style:table-column-properties style:column-width="2.674cm" style:rel-column-width="12677*"/>
    </style:style>
    <style:style style:name="Таблица3.C" style:family="table-column">
      <style:table-column-properties style:column-width="2.094cm" style:rel-column-width="9924*"/>
    </style:style>
    <style:style style:name="Таблица3.D" style:family="table-column">
      <style:table-column-properties style:column-width="2.097cm" style:rel-column-width="9942*"/>
    </style:style>
    <style:style style:name="Таблица3.E" style:family="table-column">
      <style:table-column-properties style:column-width="2.141cm" style:rel-column-width="10151*"/>
    </style:style>
    <style:style style:name="Таблица3.F" style:family="table-column">
      <style:table-column-properties style:column-width="2.676cm" style:rel-column-width="12681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.1" style:family="table-column">
      <style:table-column-properties style:column-width="2.674cm" style:rel-column-width="12676*"/>
    </style:style>
    <style:style style:name="Таблица3.B1.3" style:family="table-column">
      <style:table-column-properties style:column-width="2.097cm" style:rel-column-width="9943*"/>
    </style:style>
    <style:style style:name="Таблица3.B1.1.2" style:family="table-cell">
      <style:table-cell-properties fo:padding="0.097cm" fo:border-left="0.002cm solid #000000" fo:border-right="none" fo:border-top="none" fo:border-bottom="0.002cm solid #000000"/>
    </style:style>
    <style:style style:name="Таблица3.F1" style:family="table-cell">
      <style:table-cell-properties fo:padding="0.097cm" fo:border="0.002cm solid #000000"/>
    </style:style>
    <style:style style:name="Таблица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5.514cm" fo:break-before="column" table:align="margins"/>
    </style:style>
    <style:style style:name="Таблица4.A" style:family="table-column">
      <style:table-column-properties style:column-width="5.514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Table_20_Heading">
      <style:text-properties fo:font-size="10pt"/>
    </style:style>
    <style:style style:name="P2" style:family="paragraph" style:parent-style-name="Table_20_Heading">
      <style:text-properties fo:font-size="10pt" fo:font-style="normal" fo:font-weight="normal"/>
    </style:style>
    <style:style style:name="P3" style:family="paragraph" style:parent-style-name="Table_20_Contents">
      <style:text-properties fo:font-size="10pt"/>
    </style:style>
    <style:style style:name="P4" style:family="paragraph" style:parent-style-name="Table_20_Contents">
      <style:paragraph-properties fo:text-align="end" style:justify-single-word="false"/>
      <style:text-properties fo:font-size="10pt"/>
    </style:style>
    <style:style style:name="P5" style:family="paragraph" style:parent-style-name="Table_20_Contents">
      <style:paragraph-properties fo:text-align="center" style:justify-single-word="false"/>
      <style:text-properties fo:font-size="10pt"/>
    </style:style>
    <style:style style:name="P6" style:family="paragraph" style:parent-style-name="Table_20_Heading">
      <style:text-properties fo:font-size="8pt" fo:font-style="normal" fo:font-weight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Heading">
      <style:text-properties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-0.053cm" fo:text-indent="0cm" style:auto-text-indent="false">
        <style:tab-stops>
          <style:tab-stop style:position="5.477cm"/>
          <style:tab-stop style:position="19.5cm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5.477cm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"/>
            </table:table-cell>
            <table:table-cell table:style-name="Таблица1.A1" office:value-type="string">
              <text:p text:style-name="P1"/>
            </table:table-cell>
            <table:table-cell table:style-name="Таблица1.C1" office:value-type="string">
              <text:p text:style-name="P2">Коды</text:p>
            </table:table-cell>
          </table:table-row>
        </table:table-header-rows>
        <table:table-row>
          <table:table-cell table:style-name="Таблица1.A1" office:value-type="string">
            <text:p text:style-name="P3">&lt;:Организация.Название:&gt;</text:p>
          </table:table-cell>
          <table:table-cell table:number-columns-spanned="2">
            <table:table table:is-sub-table="true">
              <table:table-column table:style-name="Таблица1.B"/>
              <table:table-column table:style-name="Таблица1.C"/>
              <table:table-row>
                <table:table-cell table:style-name="Таблица1.A1" office:value-type="string">
                  <text:p text:style-name="P4">Форма по ОКУД</text:p>
                </table:table-cell>
                <table:table-cell table:style-name="Таблица1.B2.2.1" office:value-type="string">
                  <text:p text:style-name="P5">&lt;:Организация.ОКУД:&gt;</text:p>
                </table:table-cell>
              </table:table-row>
              <table:table-row>
                <table:table-cell table:style-name="Таблица1.A1" office:value-type="string">
                  <text:p text:style-name="P4">по ОКПО</text:p>
                </table:table-cell>
                <table:table-cell table:style-name="Таблица1.B2.2.2" office:value-type="string">
                  <text:p text:style-name="P5">&lt;:Организация.ОКПО:&gt;</text:p>
                </table:table-cell>
              </table:table-row>
            </table:table>
          </table:table-cell>
          <table:covered-table-cell/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1"/>
            </table:table-cell>
            <table:table-cell table:style-name="Таблица2.B1" office:value-type="string">
              <text:p text:style-name="P6">Номер документа</text:p>
            </table:table-cell>
            <table:table-cell table:style-name="Таблица2.C1" office:value-type="string">
              <text:p text:style-name="P6">Дата составления</text:p>
            </table:table-cell>
          </table:table-row>
        </table:table-header-rows>
        <table:table-row>
          <table:table-cell table:style-name="Таблица2.A2" office:value-type="string">
            <text:p text:style-name="P5">ПРИХОДНЫЙ КАССОВЫЙ ОРДЕР</text:p>
          </table:table-cell>
          <table:table-cell table:style-name="Таблица2.B2" office:value-type="string">
            <text:p text:style-name="P5">&lt;:Документ.Номер:&gt;</text:p>
          </table:table-cell>
          <table:table-cell table:style-name="Таблица2.C2" office:value-type="string">
            <text:p text:style-name="P5">&lt;:Документ.Дата:&gt;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header-rows>
          <table:table-row>
            <table:table-cell table:style-name="Таблица3.A1" office:value-type="string">
              <text:p text:style-name="P2">Дебет</text:p>
            </table:table-cell>
            <table:table-cell table:number-columns-spanned="3">
              <table:table table:is-sub-table="true">
                <table:table-column table:style-name="Таблица3.B1.1"/>
                <table:table-column table:style-name="Таблица3.C"/>
                <table:table-column table:style-name="Таблица3.B1.3"/>
                <table:table-row>
                  <table:table-cell table:style-name="Таблица3.A1" table:number-columns-spanned="3" office:value-type="string">
                    <text:p text:style-name="P2">Кредит</text:p>
                  </table:table-cell>
                  <table:covered-table-cell/>
                  <table:covered-table-cell/>
                </table:table-row>
                <table:table-row>
                  <table:table-cell table:style-name="Таблица3.B1.1.2" office:value-type="string">
                    <text:p text:style-name="P5">код структурного подразделения</text:p>
                  </table:table-cell>
                  <table:table-cell table:style-name="Таблица3.B1.1.2" office:value-type="string">
                    <text:p text:style-name="P5">кор. сч, субсчет</text:p>
                  </table:table-cell>
                  <table:table-cell table:style-name="Таблица3.B1.1.2" office:value-type="string">
                    <text:p text:style-name="P5">код аналитического учета</text:p>
                  </table:table-cell>
                </table:table-row>
              </table:table>
            </table:table-cell>
            <table:covered-table-cell/>
            <table:covered-table-cell/>
            <table:table-cell table:style-name="Таблица3.A1" office:value-type="string">
              <text:p text:style-name="P2">Сумма</text:p>
            </table:table-cell>
            <table:table-cell table:style-name="Таблица3.F1" office:value-type="string">
              <text:p text:style-name="P2">Код целевого назначения</text:p>
            </table:table-cell>
          </table:table-row>
        </table:table-header-rows>
        <table:table-row>
          <table:table-cell table:style-name="Таблица3.B1.1.2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.1.2" office:value-type="string">
            <text:p text:style-name="P8">&lt;:Документ.Сумма:&gt;</text:p>
          </table:table-cell>
          <table:table-cell table:style-name="Таблица3.F2" office:value-type="string">
            <text:p text:style-name="P5"/>
          </table:table-cell>
        </table:table-row>
      </table:table>
      <text:p text:style-name="Standard"/>
      <text:p text:style-name="Standard">Cумма: &lt;:Документ.Сумма:&gt;<text:span text:style-name="T1"> </text:span>руб. &lt;:Документ.Сумма прописью:&gt;</text:p>
      <text:p text:style-name="Standard"/>
      <text:p text:style-name="Standard">Главный бухгалтер <text:s/>_____________ &lt;:Организация.Главбух:&gt;</text:p>
      <text:p text:style-name="Standard"/>
      <text:p text:style-name="Standard">Получил кассир <text:s/>_______________ &lt;:Организация.Кассир:&gt;</text:p>
      <text:p text:style-name="Standard"/>
      <table:table table:name="Таблица4" table:style-name="Таблица4">
        <table:table-column table:style-name="Таблица4.A"/>
        <table:table-header-rows>
          <table:table-row>
            <table:table-cell table:style-name="Таблица4.A1" office:value-type="string">
              <text:p text:style-name="P9">&lt;:Организация.Название:&gt;</text:p>
            </table:table-cell>
          </table:table-row>
        </table:table-header-rows>
        <table:table-row>
          <table:table-cell table:style-name="Таблица4.A1" office:value-type="string">
            <text:p text:style-name="P10"/>
          </table:table-cell>
        </table:table-row>
        <table:table-row>
          <table:table-cell table:style-name="Таблица4.A1" office:value-type="string">
            <text:p text:style-name="P10">КВИТАНЦИЯ</text:p>
          </table:table-cell>
        </table:table-row>
        <table:table-row>
          <table:table-cell table:style-name="Таблица4.A1" office:value-type="string">
            <text:p text:style-name="P10">К приходному кассовому ордеру </text:p>
          </table:table-cell>
        </table:table-row>
        <table:table-row>
          <table:table-cell table:style-name="Таблица4.A1" office:value-type="string">
            <text:p text:style-name="P11">№ &lt;:Документ.Номер:&gt;<text:span text:style-name="T1"> </text:span><text:span text:style-name="T2"><text:s/></text:span>от <text:s/><text:span text:style-name="T1"><text:s/></text:span>&lt;:Документ.Дата:&gt;</text:p>
          </table:table-cell>
        </table:table-row>
        <table:table-row>
          <table:table-cell table:style-name="Таблица4.A1" office:value-type="string">
            <text:p text:style-name="P12"/>
          </table:table-cell>
        </table:table-row>
        <table:table-row>
          <table:table-cell table:style-name="Таблица4.A1" office:value-type="string">
            <text:p text:style-name="P12">Принято от: &lt;:Документ.Покупатель:&gt;</text:p>
          </table:table-cell>
        </table:table-row>
        <table:table-row>
          <table:table-cell table:style-name="Таблица4.A1" office:value-type="string">
            <text:p text:style-name="P12">Основание: &lt;:Документ.Основание:&gt;</text:p>
          </table:table-cell>
        </table:table-row>
        <table:table-row>
          <table:table-cell table:style-name="Таблица4.A1" office:value-type="string">
            <text:p text:style-name="P12">Сумма: &lt;:Документ.Сумма:&gt;<text:span text:style-name="T1"> </text:span>руб.</text:p>
            <text:p text:style-name="P12">&lt;:Документ.Сумма прописью:&gt;</text:p>
          </table:table-cell>
        </table:table-row>
        <table:table-row>
          <table:table-cell table:style-name="Таблица4.A1" office:value-type="string">
            <text:p text:style-name="P12">В том числе:</text:p>
          </table:table-cell>
        </table:table-row>
      </table:table>
      <text:p text:style-name="P13"/>
      <text:p text:style-name="P14">&lt;:Документ.Дата:&gt;</text:p>
      <text:p text:style-name="P13"/>
      <text:p text:style-name="P13">М.П. (штампа)</text:p>
      <text:p text:style-name="P13"/>
      <text:p text:style-name="P13">Главный бухгалтер ______________</text:p>
      <text:p text:style-name="P15">&lt;:Организация.Главбух:&gt;<text:tab/></text:p>
      <text:p text:style-name="P13"/>
      <text:p text:style-name="P13">Кассир ________________________</text:p>
      <text:p text:style-name="P16">&lt;:Организация.Кассир:&gt;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Nimbus Roman No9 L" fo:font-size="12pt" fo:language="ru" fo:country="RU" style:font-name-asian="HG Mincho Light J" style:font-size-asian="12pt" style:language-asian="ru" style:country-asian="RU" style:font-name-complex="Arial Unicode M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0.794cm" fo:margin-right="0.707cm" fo:background-color="transparent" style:writing-mode="lr-tb" style:footnote-max-height="0cm">
        <style:background-image/>
        <style:columns fo:column-count="2">
          <style:column-sep style:width="0.088cm" style:color="#000000" style:height="50%"/>
          <style:column style:rel-width="7884*" fo:start-indent="0cm" fo:end-indent="0cm"/>
          <style:column style:rel-width="3171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3-11-10T04:00:00</meta:creation-date>
    <dc:date>2005-11-01T15:17:55</dc:date>
    <dc:language>ru-RU</dc:language>
    <meta:editing-cycles>10</meta:editing-cycles>
    <meta:editing-duration>PT5H45M59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57" meta:word-count="75" meta:character-count="857"/>
  </office:meta>
</office:document-meta>
</file>